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3pt" officeooo:rsid="001ba3e4" officeooo:paragraph-rsid="001ba3e4" style:font-size-asian="13pt" style:font-size-complex="13pt"/>
    </style:style>
    <style:style style:name="P2" style:family="paragraph" style:parent-style-name="Standard">
      <style:text-properties style:font-name="Liberation Serif" fo:font-size="18pt" officeooo:rsid="001a2d47" officeooo:paragraph-rsid="001a2d47" style:font-size-asian="18pt" style:font-size-complex="18pt"/>
    </style:style>
    <style:style style:name="P3" style:family="paragraph" style:parent-style-name="Standard">
      <style:text-properties style:font-name="Liberation Serif" fo:font-size="18pt" officeooo:rsid="001a2d47" officeooo:paragraph-rsid="001b58fc" style:font-size-asian="18pt" style:font-size-complex="18pt"/>
    </style:style>
    <style:style style:name="P4" style:family="paragraph" style:parent-style-name="Standard">
      <style:text-properties style:font-name="Liberation Serif" fo:font-size="18pt" officeooo:rsid="001a2d47" officeooo:paragraph-rsid="001b6abb" style:font-size-asian="18pt" style:font-size-complex="18pt"/>
    </style:style>
    <style:style style:name="P5" style:family="paragraph" style:parent-style-name="Standard">
      <style:text-properties style:font-name="Liberation Serif" fo:font-size="18pt" officeooo:rsid="001e09ed" officeooo:paragraph-rsid="001e09ed" style:font-size-asian="15.75pt" style:font-size-complex="18pt"/>
    </style:style>
    <style:style style:name="P6" style:family="paragraph" style:parent-style-name="Standard">
      <style:text-properties style:font-name="Liberation Serif" fo:font-size="18pt" officeooo:rsid="001e776f" officeooo:paragraph-rsid="001e776f" style:font-size-asian="15.75pt" style:font-size-complex="18pt"/>
    </style:style>
    <style:style style:name="P7" style:family="paragraph" style:parent-style-name="Standard">
      <style:text-properties style:font-name="Liberation Serif" fo:font-size="18pt" officeooo:rsid="001ec34a" officeooo:paragraph-rsid="001ec34a" style:font-size-asian="15.75pt" style:font-size-complex="18pt"/>
    </style:style>
    <style:style style:name="P8" style:family="paragraph" style:parent-style-name="Standard">
      <style:text-properties style:font-name="Liberation Serif" fo:font-size="18pt" officeooo:rsid="001f7e8d" officeooo:paragraph-rsid="001f7e8d" style:font-size-asian="15.75pt" style:font-size-complex="18pt"/>
    </style:style>
    <style:style style:name="P9" style:family="paragraph" style:parent-style-name="Standard">
      <style:text-properties style:font-name="Liberation Serif" fo:font-size="18pt" officeooo:paragraph-rsid="001ec34a"/>
    </style:style>
    <style:style style:name="P10" style:family="paragraph" style:parent-style-name="Standard">
      <style:text-properties style:font-name="Liberation Serif" fo:font-size="13pt" officeooo:rsid="001a2d47" officeooo:paragraph-rsid="001ba3e4" style:font-size-asian="13pt" style:font-size-complex="13pt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2" style:family="paragraph" style:parent-style-name="Standard">
      <style:paragraph-properties style:line-height-at-least="0.503cm">
        <style:tab-stops/>
      </style:paragraph-properties>
      <style:text-properties fo:color="#d4d4d4" style:font-name="Droid Sans Mono" fo:font-size="10.5pt" fo:font-weight="normal" fo:background-color="#1e1e1e"/>
    </style:style>
    <style:style style:name="P13" style:family="paragraph" style:parent-style-name="Standard">
      <style:paragraph-properties style:line-height-at-least="0.503cm">
        <style:tab-stops/>
      </style:paragraph-properties>
      <style:text-properties fo:color="#c586c0" style:font-name="Droid Sans Mono" fo:font-size="10.5pt" fo:font-weight="normal" fo:background-color="#1e1e1e"/>
    </style:style>
    <style:style style:name="T1" style:family="text">
      <style:text-properties fo:color="#c586c0"/>
    </style:style>
    <style:style style:name="T2" style:family="text">
      <style:text-properties fo:color="#c586c0" style:font-name="Droid Sans Mono" fo:font-size="10.5pt" fo:font-weight="normal" fo:background-color="#1e1e1e" loext:char-shading-value="0"/>
    </style:style>
    <style:style style:name="T3" style:family="text">
      <style:text-properties fo:color="#ce9178"/>
    </style:style>
    <style:style style:name="T4" style:family="text">
      <style:text-properties fo:color="#ce9178" style:font-name="Droid Sans Mono" fo:font-size="10.5pt" fo:font-weight="normal" fo:background-color="#1e1e1e" loext:char-shading-value="0"/>
    </style:style>
    <style:style style:name="T5" style:family="text">
      <style:text-properties fo:color="#569cd6"/>
    </style:style>
    <style:style style:name="T6" style:family="text">
      <style:text-properties fo:color="#d4d4d4" style:font-name="Droid Sans Mono" fo:font-size="10.5pt" fo:font-weight="normal" fo:background-color="#1e1e1e" loext:char-shading-value="0"/>
    </style:style>
    <style:style style:name="T7" style:family="text">
      <style:text-properties fo:color="#d4d4d4" style:font-name="Droid Sans Mono" fo:font-size="10.5pt" fo:font-weight="normal" officeooo:rsid="001f7e8d" fo:background-color="#1e1e1e" loext:char-shading-value="0" style:font-size-asian="15.75pt" style:font-size-complex="18pt"/>
    </style:style>
    <style:style style:name="T8" style:family="text">
      <style:text-properties fo:color="#dcdcaa"/>
    </style:style>
    <style:style style:name="T9" style:family="text">
      <style:text-properties fo:color="#9cdcfe"/>
    </style:style>
    <style:style style:name="T10" style:family="text">
      <style:text-properties fo:color="#b5cea8"/>
    </style:style>
    <style:style style:name="T11" style:family="text">
      <style:text-properties fo:color="#d7ba7d"/>
    </style:style>
    <style:style style:name="T12" style:family="text">
      <style:text-properties officeooo:rsid="001f7e8d" style:font-size-asian="15.75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.<text:tab/> #include&lt;stdio.h&gt;</text:p>
      <text:p text:style-name="P2"><text:tab/>int main()</text:p>
      <text:p text:style-name="P2"><text:tab/>{<text:tab/></text:p>
      <text:p text:style-name="P2"><text:tab/> <text:s text:c="3"/>int a;</text:p>
      <text:p text:style-name="P2"><text:tab/> <text:s text:c="3"/>printf("Enter a number :-");</text:p>
      <text:p text:style-name="P2"><text:tab/> <text:s text:c="3"/>scanf("%d",&amp;a);</text:p>
      <text:p text:style-name="P2"><text:tab/> <text:s text:c="3"/>if(a%2)</text:p>
      <text:p text:style-name="P2"><text:tab/> <text:s text:c="7"/>printf("The Number %d is not divisible by both 2 and 3\<text:tab/><text:tab/><text:tab/>n",a);</text:p>
      <text:p text:style-name="P2"><text:tab/> <text:s text:c="3"/>else</text:p>
      <text:p text:style-name="P2"><text:tab/> <text:s text:c="7"/>if(a%3)</text:p>
      <text:p text:style-name="P2"><text:tab/> <text:s text:c="11"/>printf("The Number %d is not divisible by both 2 and <text:tab/><text:tab/><text:tab/><text:tab/>3\n",a);</text:p>
      <text:p text:style-name="P2"><text:tab/> <text:s text:c="7"/>else</text:p>
      <text:p text:style-name="P2"><text:tab/> <text:s text:c="11"/>printf("The number %d is divisible by both 2 and 3\<text:tab/><text:tab/><text:tab/><text:tab/>n",a);</text:p>
      <text:p text:style-name="P2"><text:tab/>}</text:p>
      <text:p text:style-name="P2"/>
      <text:p text:style-name="P2"/>
      <text:p text:style-name="P2"/>
      <text:p text:style-name="P3">2.<text:tab/>#include&lt;stdio.h&gt;</text:p>
      <text:p text:style-name="P3"><text:tab/>int main()</text:p>
      <text:p text:style-name="P3"><text:tab/>{</text:p>
      <text:p text:style-name="P3"><text:tab/> <text:s text:c="3"/>int a;</text:p>
      <text:p text:style-name="P3"><text:tab/> <text:s text:c="3"/>printf("Enter a number :-");</text:p>
      <text:p text:style-name="P3"><text:tab/> <text:s text:c="3"/>scanf("%d",&amp;a);</text:p>
      <text:p text:style-name="P3"><text:tab/></text:p>
      <text:p text:style-name="P3"><text:tab/> <text:s text:c="3"/>if(a%3==0)</text:p>
      <text:p text:style-name="P3"><text:tab/> <text:s text:c="7"/>printf("The Number %d is divisible by 3\n",a);</text:p>
      <text:p text:style-name="P3"><text:tab/> <text:s text:c="3"/>else if(a%7==0)</text:p>
      <text:p text:style-name="P3"><text:tab/> <text:s text:c="7"/>printf("The Number %d is divisible by 7\n",a);</text:p>
      <text:p text:style-name="P3"><text:tab/> <text:s text:c="3"/>else</text:p>
      <text:p text:style-name="P3"><text:tab/> <text:s text:c="7"/>printf("The Number %d is not divisible by both 3 and 7\<text:tab/><text:tab/><text:tab/>n",a);</text:p>
      <text:p text:style-name="P3"><text:tab/>}</text:p>
      <text:p text:style-name="P4"><text:soft-page-break/>3.<text:tab/>#include&lt;stdio.h&gt;</text:p>
      <text:p text:style-name="P4"><text:tab/>int main()</text:p>
      <text:p text:style-name="P4"><text:tab/>{</text:p>
      <text:p text:style-name="P4"><text:tab/> <text:s text:c="3"/>int a;</text:p>
      <text:p text:style-name="P4"><text:tab/> <text:s text:c="3"/>printf("Enter any Number :-");</text:p>
      <text:p text:style-name="P4"><text:tab/> <text:s text:c="3"/>scanf("%d",&amp;a);</text:p>
      <text:p text:style-name="P4"><text:tab/> <text:s text:c="3"/>if(a&gt;0)</text:p>
      <text:p text:style-name="P4"><text:tab/> <text:s text:c="7"/>printf("The Number %d is positive.\n",a);</text:p>
      <text:p text:style-name="P4"><text:tab/> <text:s text:c="3"/>else if (a&lt;0)</text:p>
      <text:p text:style-name="P4"><text:tab/> <text:s text:c="7"/>printf("The Number %d is Negative,\n",a);</text:p>
      <text:p text:style-name="P4"><text:tab/> <text:s text:c="3"/>else</text:p>
      <text:p text:style-name="P4"><text:tab/> <text:s text:c="7"/>printf("The Number is Zero.\n");</text:p>
      <text:p text:style-name="P4"><text:tab/>}</text:p>
      <text:p text:style-name="P4">4.<text:tab/>#include&lt;stdio.h&gt;</text:p>
      <text:p text:style-name="P4"><text:tab/>int main()</text:p>
      <text:p text:style-name="P4"><text:tab/>{</text:p>
      <text:p text:style-name="P4"><text:tab/> <text:s text:c="3"/>int year;</text:p>
      <text:p text:style-name="P4"><text:tab/> <text:s text:c="3"/>printf("Enter any year :-");</text:p>
      <text:p text:style-name="P4"><text:tab/> <text:s text:c="3"/>scanf("%d",&amp;year);</text:p>
      <text:p text:style-name="P4"><text:tab/></text:p>
      <text:p text:style-name="P4"><text:tab/> <text:s text:c="3"/>if(year%100)</text:p>
      <text:p text:style-name="P4"><text:tab/> <text:s text:c="3"/>{</text:p>
      <text:p text:style-name="P4"><text:tab/> <text:s text:c="7"/>if(year%4)</text:p>
      <text:p text:style-name="P4"><text:tab/> <text:s text:c="11"/>printf("The year %d is not a Leap year\n",year);</text:p>
      <text:p text:style-name="P4"><text:tab/> <text:s text:c="7"/>else</text:p>
      <text:p text:style-name="P4"><text:tab/> <text:s text:c="11"/>printf("The year %d is a Leap year\n",year);</text:p>
      <text:p text:style-name="P4"><text:tab/> <text:s text:c="3"/>}</text:p>
      <text:p text:style-name="P4"><text:tab/> <text:s text:c="3"/>else</text:p>
      <text:p text:style-name="P4"><text:tab/> <text:s text:c="3"/>{</text:p>
      <text:p text:style-name="P4"><text:tab/> <text:s text:c="7"/>if(year%400)</text:p>
      <text:p text:style-name="P4"><text:tab/> <text:s text:c="11"/>printf("The year %d is not a Leap year\n",year);</text:p>
      <text:p text:style-name="P4"><text:tab/> <text:s text:c="7"/>else</text:p>
      <text:p text:style-name="P4"><text:tab/> <text:s text:c="11"/>printf("The year %d is a Leap year\n",year);</text:p>
      <text:p text:style-name="P4"><text:tab/> <text:s text:c="3"/>}</text:p>
      <text:p text:style-name="P4"><text:tab/>}</text:p>
      <text:p text:style-name="P10"><text:soft-page-break/>5.<text:tab/>#include&lt;stdio.h&gt;</text:p>
      <text:p text:style-name="P10"><text:tab/>int main()</text:p>
      <text:p text:style-name="P10"><text:tab/>{</text:p>
      <text:p text:style-name="P10"><text:tab/> <text:s text:c="3"/>int a,b,c;</text:p>
      <text:p text:style-name="P10"><text:tab/> <text:s text:c="3"/>printf("Enter three numbers :-");</text:p>
      <text:p text:style-name="P10"><text:tab/> <text:s text:c="3"/>scanf("%d %d %d",&amp;a,&amp;b,&amp;c);</text:p>
      <text:p text:style-name="P10"><text:tab/> <text:s text:c="3"/>if(a==b)</text:p>
      <text:p text:style-name="P10"><text:tab/> <text:s text:c="3"/>{ <text:s text:c="3"/></text:p>
      <text:p text:style-name="P10"><text:tab/> <text:s text:c="7"/>if(a&gt;c)</text:p>
      <text:p text:style-name="P10"><text:tab/> <text:s text:c="11"/>printf("The Number %d is Greatest\n",a);</text:p>
      <text:p text:style-name="P10"><text:tab/> <text:s text:c="7"/>else</text:p>
      <text:p text:style-name="P10"><text:tab/> <text:s text:c="11"/>printf("The Number %d is Greatest\n",c); <text:s text:c="2"/></text:p>
      <text:p text:style-name="P10"><text:tab/> <text:s text:c="3"/>}</text:p>
      <text:p text:style-name="P10"><text:s text:c="2"/><text:tab/> <text:s text:c="3"/>else if(b==c)</text:p>
      <text:p text:style-name="P10"><text:tab/> <text:s text:c="3"/>{</text:p>
      <text:p text:style-name="P10"><text:tab/> <text:s text:c="7"/>if(b&gt;a)</text:p>
      <text:p text:style-name="P10"><text:tab/> <text:s text:c="11"/>printf("The Number %d is the Greatest\n",b);</text:p>
      <text:p text:style-name="P10"><text:tab/> <text:s text:c="7"/>else</text:p>
      <text:p text:style-name="P10"><text:tab/> <text:s text:c="11"/>printf("The Number %d is the Greatest\n",a);</text:p>
      <text:p text:style-name="P10"><text:tab/> <text:s text:c="3"/>}</text:p>
      <text:p text:style-name="P10"><text:tab/> <text:s text:c="3"/>else if(c==a)</text:p>
      <text:p text:style-name="P10"><text:tab/> <text:s text:c="3"/>{</text:p>
      <text:p text:style-name="P10"><text:tab/> <text:s text:c="7"/>if(c&gt;b)</text:p>
      <text:p text:style-name="P10"><text:tab/> <text:s text:c="11"/>printf("The Number %d is the Greatest\n",c);</text:p>
      <text:p text:style-name="P10"><text:tab/> <text:s text:c="7"/>else</text:p>
      <text:p text:style-name="P10"><text:tab/> <text:s text:c="11"/>printf("The Number %d is the Greatest\n",b);</text:p>
      <text:p text:style-name="P10"><text:tab/> <text:s text:c="3"/>}</text:p>
      <text:p text:style-name="P1"/>
      <text:p text:style-name="P10"><text:tab/> <text:s text:c="3"/>else</text:p>
      <text:p text:style-name="P10"><text:tab/> <text:s text:c="3"/>{ <text:s text:c="3"/></text:p>
      <text:p text:style-name="P10"><text:tab/> <text:s text:c="7"/>if(a&gt;b)</text:p>
      <text:p text:style-name="P10"><text:tab/> <text:s text:c="7"/>{</text:p>
      <text:p text:style-name="P10"><text:tab/> <text:s text:c="11"/>if(a&gt;c)</text:p>
      <text:p text:style-name="P10"><text:tab/> <text:s text:c="15"/>printf("The Number %d is Greatest\n",a);</text:p>
      <text:p text:style-name="P10"><text:tab/> <text:s text:c="11"/>else <text:s text:c="3"/></text:p>
      <text:p text:style-name="P10"><text:tab/> <text:s text:c="15"/>printf("The Number %d is Greatest\n",c);</text:p>
      <text:p text:style-name="P10"><text:tab/> <text:s text:c="7"/>}</text:p>
      <text:p text:style-name="P10"><text:tab/> <text:s text:c="7"/>else</text:p>
      <text:p text:style-name="P10"><text:tab/> <text:s text:c="7"/>{</text:p>
      <text:p text:style-name="P10"><text:tab/> <text:s text:c="11"/>if(b&gt;a)</text:p>
      <text:p text:style-name="P10"><text:tab/> <text:s text:c="15"/>if(b&gt;c)</text:p>
      <text:p text:style-name="P10"><text:tab/> <text:s text:c="19"/>printf("The Number %d is Greatest\n",b);</text:p>
      <text:p text:style-name="P10"><text:tab/> <text:s text:c="15"/>else</text:p>
      <text:p text:style-name="P10"><text:tab/> <text:s text:c="19"/>printf("The Number %d is Greatest\n",c);</text:p>
      <text:p text:style-name="P10"><text:tab/> <text:s text:c="7"/>}</text:p>
      <text:p text:style-name="P10"><text:tab/> <text:s text:c="3"/>}</text:p>
      <text:p text:style-name="P10"><text:tab/>}</text:p>
      <text:p text:style-name="P10"/>
      <text:p text:style-name="P5"><text:soft-page-break/>6. <text:tab/>#include&lt;stdio.h&gt;</text:p>
      <text:p text:style-name="P5"><text:tab/>int main()</text:p>
      <text:p text:style-name="P5"><text:tab/>{</text:p>
      <text:p text:style-name="P5"><text:tab/> <text:s text:c="3"/>char c;</text:p>
      <text:p text:style-name="P5"><text:tab/> <text:s text:c="3"/>printf("Enter any Character :-");</text:p>
      <text:p text:style-name="P5"><text:tab/> <text:s text:c="3"/>scanf("%c",&amp;c);</text:p>
      <text:p text:style-name="P5"><text:tab/></text:p>
      <text:p text:style-name="P5"><text:tab/> <text:s text:c="3"/>if((c&gt;='A')&amp;&amp;(c&lt;='Z'))</text:p>
      <text:p text:style-name="P5"><text:tab/> <text:s text:c="7"/>printf("The Character %c is uppercase\n",c);</text:p>
      <text:p text:style-name="P5"><text:tab/> <text:s text:c="3"/>else if((c&gt;='a')&amp;&amp;(c&lt;='z'))</text:p>
      <text:p text:style-name="P5"><text:tab/> <text:s text:c="7"/>printf("The Character %c is lowercase\n",c);</text:p>
      <text:p text:style-name="P5"><text:tab/> <text:s text:c="3"/>else if((c&gt;=48)&amp;&amp;(c&lt;=57))</text:p>
      <text:p text:style-name="P5"><text:tab/> <text:s text:c="7"/>printf("The Character %c is a digit\n",c);</text:p>
      <text:p text:style-name="P5"><text:tab/> <text:s text:c="3"/>else</text:p>
      <text:p text:style-name="P5"><text:tab/> <text:s text:c="7"/>printf("The Character %c is a special character\n",c);</text:p>
      <text:p text:style-name="P5"><text:tab/>}</text:p>
      <text:p text:style-name="P5"/>
      <text:p text:style-name="P5">7. <text:tab/>#include&lt;stdio.h&gt;</text:p>
      <text:p text:style-name="P5"><text:tab/>int main()</text:p>
      <text:p text:style-name="P5"><text:tab/>{</text:p>
      <text:p text:style-name="P5"><text:tab/> <text:s text:c="3"/>float a,b,c;</text:p>
      <text:p text:style-name="P5"><text:tab/> <text:s text:c="3"/>printf("Enter the three sides of the Triangle :-");</text:p>
      <text:p text:style-name="P5"><text:tab/> <text:s text:c="3"/>scanf("%f %f %f",&amp;a,&amp;b,&amp;c);</text:p>
      <text:p text:style-name="P5"><text:tab/></text:p>
      <text:p text:style-name="P5"><text:tab/> <text:s text:c="3"/>if(((a+b)&gt;c)&amp;((b+c)&gt;a)&amp;((c+a)&gt;b))</text:p>
      <text:p text:style-name="P5"><text:tab/> <text:s text:c="7"/>printf("The Sides %.2f,%.2f,%.2f form a Triangle\<text:tab/><text:tab/><text:tab/><text:tab/><text:tab/>n",a,b,c);</text:p>
      <text:p text:style-name="P5"><text:tab/> <text:s text:c="3"/>else</text:p>
      <text:p text:style-name="P5"><text:tab/> <text:s text:c="7"/>printf("The Sides %.2f,%.2f,%.2f do not form a <text:tab/><text:tab/><text:tab/><text:tab/><text:tab/><text:tab/>Triangle\n",a,b,c);</text:p>
      <text:p text:style-name="P5"><text:tab/>}</text:p>
      <text:p text:style-name="P5"/>
      <text:p text:style-name="P5"/>
      <text:p text:style-name="P5"/>
      <text:p text:style-name="P5"/>
      <text:p text:style-name="P6"><text:soft-page-break/>8.<text:tab/>#include&lt;stdio.h&gt;</text:p>
      <text:p text:style-name="P6"><text:tab/>int main()</text:p>
      <text:p text:style-name="P6"><text:tab/>{</text:p>
      <text:p text:style-name="P6"><text:tab/> <text:s text:c="3"/>int a;</text:p>
      <text:p text:style-name="P6"><text:tab/> <text:s text:c="3"/>printf("Enter The Month Number :-");</text:p>
      <text:p text:style-name="P6"><text:tab/> <text:s text:c="3"/>scanf("%d",&amp;a);</text:p>
      <text:p text:style-name="P6"><text:tab/></text:p>
      <text:p text:style-name="P6"><text:tab/> <text:s text:c="3"/>if((a&lt;8 &amp; a%2!=0) | (a&gt;7 &amp; a%2==0))</text:p>
      <text:p text:style-name="P6"><text:tab/> <text:s text:c="7"/>printf("There are 31 days in month %d\n",a);</text:p>
      <text:p text:style-name="P6"><text:tab/> <text:s text:c="3"/>else if((a==4)|(a==6)|(a==9)|(a==11))</text:p>
      <text:p text:style-name="P6"><text:tab/> <text:s text:c="7"/>printf("There are 30 days in month %d\n",a);</text:p>
      <text:p text:style-name="P6"><text:tab/> <text:s text:c="3"/>else if(a==2)</text:p>
      <text:p text:style-name="P6"><text:tab/> <text:s text:c="7"/>printf("There are 28 days (29 in leap year) in month %d\<text:tab/><text:tab/><text:tab/>n",a);</text:p>
      <text:p text:style-name="P6"><text:tab/> <text:s text:c="3"/>else</text:p>
      <text:p text:style-name="P6"><text:tab/> <text:s text:c="7"/>printf("Enter Valid Month Number\n");</text:p>
      <text:p text:style-name="P6"><text:tab/>}</text:p>
      <text:p text:style-name="P6"/>
      <text:p text:style-name="P7">9.<text:tab/>#include&lt;stdio.h&gt;</text:p>
      <text:p text:style-name="P7"><text:tab/>int main()</text:p>
      <text:p text:style-name="P7"><text:tab/>{</text:p>
      <text:p text:style-name="P7"><text:tab/> <text:s text:c="3"/>int a,b,c;</text:p>
      <text:p text:style-name="P7"><text:tab/> <text:s text:c="3"/>float d;</text:p>
      <text:p text:style-name="P7"><text:tab/> <text:s text:c="3"/>printf("Enter values of a,b and c :-");</text:p>
      <text:p text:style-name="P7"><text:tab/> <text:s text:c="3"/>scanf("%d %d %d",&amp;a,&amp;b,&amp;c);</text:p>
      <text:p text:style-name="P7"><text:tab/> <text:s text:c="3"/>d=((b*b)-(4*a*c));</text:p>
      <text:p text:style-name="P7"><text:tab/></text:p>
      <text:p text:style-name="P7"><text:tab/> <text:s text:c="3"/>if(d&gt;0)</text:p>
      <text:p text:style-name="P7"><text:tab/> <text:s text:c="7"/>printf("The equation has two real and different roots\n");</text:p>
      <text:p text:style-name="P7"><text:tab/> <text:s text:c="3"/>else if (d&lt;0)</text:p>
      <text:p text:style-name="P7"><text:tab/> <text:s text:c="7"/>printf("The equation has two complex roots\n");</text:p>
      <text:p text:style-name="P7"><text:tab/> <text:s text:c="3"/>else</text:p>
      <text:p text:style-name="P7"><text:tab/> <text:s text:c="7"/>printf("The equation has only one real root\n");</text:p>
      <text:p text:style-name="P7"><text:tab/>}</text:p>
      <text:p text:style-name="P9"><text:span text:style-name="T12"/></text:p>
      <text:p text:style-name="P9"><text:soft-page-break/><text:span text:style-name="T12">10. #include&lt;stdio.h&gt;</text:span></text:p>
      <text:p text:style-name="P9"><text:span text:style-name="T12">int main()</text:span></text:p>
      <text:p text:style-name="P9"><text:span text:style-name="T12">{</text:span></text:p>
      <text:p text:style-name="P9"><text:span text:style-name="T12"><text:s text:c="4"/>float phy,che,bio,mat,comp,per;</text:span></text:p>
      <text:p text:style-name="P9"><text:span text:style-name="T12"><text:s text:c="4"/>printf("Enter Physics Marks :-");</text:span></text:p>
      <text:p text:style-name="P9"><text:span text:style-name="T12"><text:s text:c="4"/>scanf("%f",&amp;phy);</text:span></text:p>
      <text:p text:style-name="P9"><text:span text:style-name="T12"><text:s text:c="4"/>printf("Enter Chemistry Marks :-");</text:span></text:p>
      <text:p text:style-name="P9"><text:span text:style-name="T12"><text:s text:c="4"/>scanf("%f",&amp;che);</text:span></text:p>
      <text:p text:style-name="P9"><text:span text:style-name="T12"><text:s text:c="4"/>printf("Enter Biology Marks :-");</text:span></text:p>
      <text:p text:style-name="P9"><text:span text:style-name="T12"><text:s text:c="4"/>scanf("%f",&amp;bio);</text:span></text:p>
      <text:p text:style-name="P9"><text:span text:style-name="T12"><text:s text:c="4"/>printf("Enter Maths Marks :-");</text:span></text:p>
      <text:p text:style-name="P9"><text:span text:style-name="T12"><text:s text:c="4"/>scanf("%f",&amp;mat);</text:span></text:p>
      <text:p text:style-name="P9"><text:span text:style-name="T12"><text:s text:c="4"/>printf("Enter Computer Marks :-");</text:span></text:p>
      <text:p text:style-name="P9"><text:span text:style-name="T12"><text:s text:c="4"/>scanf("%f",&amp;comp);</text:span></text:p>
      <text:p text:style-name="P9"><text:span text:style-name="T12"><text:s text:c="4"/>per=(phy+che+bio+mat+comp)/5;</text:span></text:p>
      <text:p text:style-name="P9"><text:span text:style-name="T12"><text:s text:c="4"/></text:span></text:p>
      <text:p text:style-name="P9"><text:span text:style-name="T12"><text:s text:c="4"/>if(per&gt;=90)</text:span></text:p>
      <text:p text:style-name="P9"><text:span text:style-name="T12"><text:s text:c="8"/>printf("Your grade is A and percentage is %.2f%%\n",per);</text:span></text:p>
      <text:p text:style-name="P9"><text:span text:style-name="T12"><text:s text:c="4"/>else if(per&gt;=80)</text:span></text:p>
      <text:p text:style-name="P9"><text:span text:style-name="T12"><text:s text:c="8"/>printf("Your grade is B and percentage is %.2f%%\n",per);</text:span></text:p>
      <text:p text:style-name="P9"><text:span text:style-name="T12"><text:s text:c="4"/>else if(per&gt;=70)</text:span></text:p>
      <text:p text:style-name="P9"><text:span text:style-name="T12"><text:s text:c="8"/>printf("Your grade is C and percentage is %.2f%%\n",per);</text:span></text:p>
      <text:p text:style-name="P9"><text:span text:style-name="T12"><text:s text:c="4"/>else if(per&gt;=60)</text:span></text:p>
      <text:p text:style-name="P9"><text:span text:style-name="T12"><text:s text:c="8"/>printf("Your grade is D and percentage is %.2f%%\n",per);</text:span></text:p>
      <text:p text:style-name="P9"><text:span text:style-name="T12"><text:s text:c="4"/>else if(per&gt;=40)</text:span></text:p>
      <text:p text:style-name="P9"><text:span text:style-name="T12"><text:s text:c="8"/>printf("Your grade is E and percentage is %.2f%%\n",per);</text:span></text:p>
      <text:p text:style-name="P9"><text:span text:style-name="T12"><text:s text:c="4"/>else if(per&lt;=40)</text:span></text:p>
      <text:p text:style-name="P9"><text:span text:style-name="T12"><text:s text:c="8"/>printf("Your grade is A and percentage is %.2f%%\n",per);</text:span></text:p>
      <text:p text:style-name="P9"><text:span text:style-name="T12"><text:s text:c="4"/>else</text:span></text:p>
      <text:p text:style-name="P9"><text:span text:style-name="T12"><text:s text:c="8"/>printf("You are Fail\n");</text:span></text:p>
      <text:p text:style-name="P9"><text:span text:style-name="T12">}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2:35:45.017185739</meta:creation-date>
    <dc:date>2022-06-26T13:50:40.901253700</dc:date>
    <meta:editing-duration>PT30M4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6" meta:paragraph-count="200" meta:word-count="557" meta:character-count="5049" meta:non-whitespace-character-count="3485"/>
  </office:meta>
</office:document-meta>
</file>